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A000000C99A5998FA3DFDEA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1" draw:name="Image1" text:anchor-type="char" svg:width="6.9252in" svg:height="1.3055in" draw:z-index="0"><draw:image xlink:href="Pictures/100002010000042A000000C99A5998FA3DFDEA8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2:16:42.411332860</meta:creation-date>
    <dc:date>2020-11-24T12:19:11.862882443</dc:date>
    <meta:editing-duration>PT2M3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